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나눔명조" svg:font-family="나눔명조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P1" style:family="paragraph" style:parent-style-name="Standard">
      <style:text-properties style:font-name="나눔명조" fo:font-size="12pt" officeooo:rsid="000906fb" officeooo:paragraph-rsid="000906fb" style:font-name-asian="나눔명조" style:font-size-asian="12pt" style:font-size-complex="12pt"/>
    </style:style>
    <style:style style:name="P2" style:family="paragraph" style:parent-style-name="Standard" style:list-style-name="L1">
      <style:text-properties style:font-name="나눔명조" fo:font-size="12pt" officeooo:rsid="000906fb" officeooo:paragraph-rsid="000906fb" style:font-name-asian="나눔명조" style:font-size-asian="12pt" style:font-size-complex="12pt"/>
    </style:style>
    <style:style style:name="P3" style:family="paragraph" style:parent-style-name="Standard">
      <style:text-properties style:font-name="나눔명조" fo:font-size="16pt" fo:font-weight="bold" officeooo:rsid="000906fb" officeooo:paragraph-rsid="000906fb" style:font-name-asian="나눔명조" style:font-size-asian="16pt" style:font-weight-asian="bold" style:font-size-complex="16pt" style:font-weight-complex="bold"/>
    </style:style>
    <style:style style:name="T1" style:family="text">
      <style:text-properties fo:color="#000000" style:font-name="Consolas" fo:font-size="9.5pt" style:font-size-asian="9.5pt"/>
    </style:style>
    <style:style style:name="T2" style:family="text">
      <style:text-properties fo:color="#000000" fo:font-size="9.5pt" style:font-size-asian="9.5pt"/>
    </style:style>
    <style:style style:name="T3" style:family="text">
      <style:text-properties fo:color="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LLO MY WORLD</text:p>
      <text:p text:style-name="P1"><text:s/></text:p>
      <text:p text:style-name="P1">Input Command</text:p>
      <text:p text:style-name="P1"/>
      <text:p text:style-name="P1">Keyboard list </text:p>
      <text:list xml:id="list1901632829" text:style-name="L1">
        <text:list-item>
          <text:p text:style-name="P2">I : Open Inventory</text:p>
        </text:list-item>
        <text:list-item>
          <text:p text:style-name="P2">F10 : Open Game Menu</text:p>
        </text:list-item>
        <text:list-item>
          <text:p text:style-name="P2">U : Open Crafting Item</text:p>
        </text:list-item>
        <text:list-item>
          <text:p text:style-name="P2">F : Open Shop</text:p>
        </text:list-item>
        <text:list-item>
          <text:p text:style-name="P2"><text:span text:style-name="T3">Back Quate(`) : Open Chatting Log</text:span></text:p>
        </text:list-item>
        <text:list-item>
          <text:p text:style-name="P2"><text:span text:style-name="T3">Escape : Escape Mouse Cursor Lock</text:span></text:p>
        </text:list-item>
      </text:list>
      <text:p text:style-name="P1"><text:span text:style-name="T3"/></text:p>
      <text:p text:style-name="P1"><text:span text:style-name="T3">이동은 W, S, A, D</text:span></text:p>
      <text:p text:style-name="P1"><text:span text:style-name="T3"/></text:p>
      <text:p text:style-name="P1"><text:span text:style-name="T3">마우스 왼클릭 : 블록 생성</text:span></text:p>
      <text:p text:style-name="P1"><text:span text:style-name="T3">마우스 오른클릭 : 블록 삭제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나눔명조" svg:font-family="나눔명조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명조" fo:font-size="12pt" fo:language="en" fo:country="US" style:letter-kerning="true" style:font-name-asian="나눔명조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나눔명조" fo:font-size="12pt" fo:language="en" fo:country="US" style:letter-kerning="true" style:font-name-asian="나눔명조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1T13:25:36.532000000</meta:creation-date>
    <dc:date>2020-11-01T14:08:46.252000000</dc:date>
    <meta:editing-duration>PT32M59S</meta:editing-duration>
    <meta:editing-cycles>1</meta:editing-cycles>
    <meta:document-statistic meta:table-count="0" meta:image-count="0" meta:object-count="0" meta:page-count="1" meta:paragraph-count="13" meta:word-count="73" meta:character-count="232" meta:non-whitespace-character-count="190"/>
    <meta:generator>LibreOffice/6.4.6.2$Windows_X86_64 LibreOffice_project/0ce51a4fd21bff07a5c061082cc82c5ed232f115</meta:generator>
  </office:meta>
</office:document-meta>
</file>